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d3d3d3"/>
    </style:style>
    <style:style style:name="ce5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d3d3d3"/>
    </style:style>
    <style:style style:name="ce11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1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office:value-type="string" calcext:value-type="string">
            <text:p>Logo ajouté ?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Biotimarrons</text:p>
          </table:table-cell>
          <table:table-cell table:style-name="ce10" office:value-type="string" calcext:value-type="string">
            <text:p>Targon</text:p>
          </table:table-cell>
          <table:table-cell table:style-name="ce11" office:value-type="string" calcext:value-type="string">
            <text:p><text:a xlink:href="mailto:biotimarrons@gmail.com" xlink:type="simple">biotimarrons@gmail.com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Biotope Festival</text:p>
          </table:table-cell>
          <table:table-cell table:style-name="ce10" office:value-type="string" calcext:value-type="string">
            <text:p>Saint-Emilion</text:p>
          </table:table-cell>
          <table:table-cell table:style-name="ce11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grobio 33</text:p>
          </table:table-cell>
          <table:table-cell table:style-name="ce10" office:value-type="string" calcext:value-type="string">
            <text:p>Lormont</text:p>
          </table:table-cell>
          <table:table-cell table:style-name="ce11" office:value-type="string" calcext:value-type="string">
            <text:p><text:a xlink:href="mailto:info@agrobio-gironde.fr" xlink:type="simple">info@agrobio-gironde.fr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grobio 24 <text:s text:c="35"/></text:p>
          </table:table-cell>
          <table:table-cell table:style-name="ce10" office:value-type="string" calcext:value-type="string">
            <text:p>Coursac</text:p>
          </table:table-cell>
          <table:table-cell table:style-name="ce11" office:value-type="string" calcext:value-type="string">
            <text:p><text:a xlink:href="mailto:contact@agrobioperigord.fr" xlink:type="simple">contact@agrobioperigord.fr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12" office:value-type="string" calcext:value-type="string">
            <text:p><text:a xlink:href="mailto:gab-17@wanadoo.fr" xlink:type="simple">gab-17@wanadoo.fr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12" office:value-type="string" calcext:value-type="string">
            <text:p><text:a xlink:href="mailto:info@agrobio47.fr" xlink:type="simple">info@agrobio47.fr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 </text:p>
          </table:table-cell>
          <table:table-cell table:style-name="ce1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12" office:value-type="string" calcext:value-type="string">
            <text:p><text:a xlink:href="mailto:contact@agap33.org" xlink:type="simple">contact@agap33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12" office:value-type="string" calcext:value-type="string">
            <text:p><text:a xlink:href="mailto:contact@afocg33.fr" xlink:type="simple">contact@afocg33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1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1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rateleurs@gmail.com" xlink:type="simple">rateleurs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1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1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12" office:value-type="string" calcext:value-type="string">
            <text:p><text:a xlink:href="mailto:contact@rqdt.org" xlink:type="simple">contact@rqdt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1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12" office:value-type="string" calcext:value-type="string">
            <text:p><text:a xlink:href="mailto:contact@saluterre.com" xlink:type="simple">contact@saluterre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1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1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12" office:value-type="string" calcext:value-type="string">
            <text:p>pot-au-feu-foyen@framalistes.org</text:p>
          </table:table-cell>
          <table:table-cell table:style-name="ce1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12" office:value-type="string" calcext:value-type="string">
            <text:p><text:a xlink:href="mailto:upoj@aurasdusol.org" xlink:type="simple">upoj@aurasdusol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1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1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1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1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12" office:value-type="string" calcext:value-type="string">
            <text:p><text:a xlink:href="mailto:lebocallocal@free.fr" xlink:type="simple">lebocallocal@fre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1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2"/>
          <table:table-cell office:value-type="string" calcext:value-type="string">
            <text:p>Clément (assocdist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12" office:value-type="string" calcext:value-type="string">
            <text:p><text:a xlink:href="mailto:info@lapossiblerie.fr" xlink:type="simple">info@lapossibleri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12" office:value-type="string" calcext:value-type="string">
            <text:p><text:a xlink:href="mailto:laconsigne@net-c.com" xlink:type="simple">laconsigne@net-c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1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1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1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1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1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1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1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1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12" office:value-type="string" calcext:value-type="string">
            <text:p><text:a xlink:href="mailto:emiliekubrack@hotmail.com" xlink:type="simple">emiliekubrack@hotmail.com</text:a></text:p>
          </table:table-cell>
          <table:table-cell table:style-name="ce12" office:value-type="string" calcext:value-type="string">
            <text:p><text:a xlink:href="mailto:jeanine.minvielle@orange.fr" xlink:type="simple">jeanine.minvielle@orange.fr</text:a></text:p>
          </table:table-cell>
          <table:table-cell table:style-name="ce1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1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12" office:value-type="string" calcext:value-type="string">
            <text:p><text:a xlink:href="mailto:amapartolie@gmail.com" xlink:type="simple">amapartoli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1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1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1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1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1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1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1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1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1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1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1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1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1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1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1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1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1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1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1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1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1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1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1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12" office:value-type="string" calcext:value-type="string">
            <text:p><text:a xlink:href="mailto:jlbea@wanadoo.fr" xlink:type="simple">jlbea@wanadoo.fr</text:a>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1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1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1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1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1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1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1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1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1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1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7:50:11.742852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20T15:33:24.451679354</dc:date>
    <meta:editing-duration>PT13H5S</meta:editing-duration>
    <meta:editing-cycles>9</meta:editing-cycles>
    <meta:document-statistic meta:table-count="1" meta:cell-count="311" meta:object-count="0"/>
  </office:meta>
</office:document-meta>
</file>